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15%"/>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Text_20_body">
      <style:paragraph-properties fo:line-height="115%"/>
    </style:style>
    <style:style style:name="P5" style:family="paragraph" style:parent-style-name="Text_20_body">
      <style:paragraph-properties fo:line-height="115%"/>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tologia dos Cães: Histórias e Significados</text:p>
      <text:p text:style-name="Standard"/>
      <text:p text:style-name="P3">Explore as histórias e significados que cercam os cães em diversas culturas ao longo dos tempos.</text:p>
      <text:p text:style-name="Standard"/>
      <text:p text:style-name="P1"><text:tab/>Os cães, nossos leais companheiros, têm uma presença marcante não apenas em nossas vidas, mas também nas histórias e mitos que permeiam diferentes culturas ao redor do mundo. Neste mergulho na "Mitologia dos Cães", vamos explorar as fascinantes narrativas e significados que cercam esses seres adoráveis.</text:p>
      <text:p text:style-name="P1"/>
      <text:p text:style-name="P5">Hachiko: O Cão Leal do Japão</text:p>
      <text:p text:style-name="P1"><text:tab/>Uma das histórias mais emocionantes é a de Hachiko, um cão da raça akita que se tornou um símbolo de lealdade e devoção no Japão. Ele esperou por seu dono falecido na estação de trem todos os dias, por quase 10 anos, até sua própria morte. Sua história é um testemunho comovente do vínculo inquebrável entre cães e seus tutores.</text:p>
      <text:p text:style-name="P1"/>
      <text:p text:style-name="P5">Anubis: O Deus Egípcio dos Cães</text:p>
      <text:p text:style-name="P1"><text:tab/>Na mitologia egípcia, Anubis, muitas vezes representado com uma cabeça de chacal, era o deus associado à morte e ao além. Os chacais, parentes dos cães, eram frequentemente vistos nos arredores dos cemitérios, e Anubis desempenhava o papel de guia espiritual, auxiliando as almas na passagem para a vida após a morte.</text:p>
      <text:p text:style-name="P1"/>
      <text:p text:style-name="P5">Fenrir: O Lobo Monstruoso na Mitologia Nórdica</text:p>
      <text:p text:style-name="P1"><text:tab/>Na mitologia nórdica, o lobo Fenrir era uma criatura de poder incontrolável e representava o caos. Ele estava destinado a desencadear o Ragnarok, o fim do mundo, quando seria finalmente derrotado pelo deus Odin. A figura imponente de Fenrir é um exemplo da dualidade de significados atribuídos aos cães nas mitologias.</text:p>
      <text:p text:style-name="P1"/>
      <text:p text:style-name="P5">Cérbero: O Guardião dos Portões do Submundo</text:p>
      <text:p text:style-name="P1"><text:tab/>Cérbero era um cão de três cabeças que guardava os portões do submundo na mitologia grega. Sua feroz aparência contrastava com sua importância, já que ele impedia que as almas deixassem o reino dos mortos. A representação de Cérbero mostra como os cães podem desempenhar papéis tanto de protetores quanto de figuras intimidadoras.</text:p>
      <text:p text:style-name="P1"/>
      <text:p text:style-name="P5">Os Cães e a Caça na Mitologia Indígena</text:p>
      <text:p text:style-name="P1"><text:tab/>Nas culturas indígenas das Américas, os cães eram frequentemente vistos como parceiros essenciais na caça, desempenhando um papel crucial na sobrevivência das comunidades. Suas habilidades de rastreamento eram valorizadas e, por vezes, consideradas uma conexão entre o mundo humano e o espiritual.</text:p>
      <text:p text:style-name="P1"/>
      <text:p text:style-name="P1"><text:soft-page-break/><text:tab/>Através dessas histórias, podemos ver como os cães têm sido retratados como guardiões, companheiros leais e até mesmo como guias espirituais. Sua presença nas mitologias globais é uma prova da profunda conexão que os seres humanos têm com esses animais extraordinários. Convidamos você a explorar mais sobre a "Mitologia dos Cães" e descobrir os significados ocultos por trás da relação única entre o homem e o melhor amigo do homem.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247cm" style:contextual-spacing="false" fo:line-height="115%"/>
    </style:style>
    <style:style style:name="Caption" style:family="paragraph" style:parent-style-name="Standard" style:class="extra">
      <style:paragraph-properties fo:margin-top="0.212cm" fo:margin-bottom="0.212cm" style:contextual-spacing="false"/>
      <style:text-properties fo:font-style="italic" style:font-style-asian="italic" style:font-style-complex="italic"/>
    </style:style>
    <style:style style:name="Index" style:family="paragraph" style:parent-style-name="Standard" style:class="index"/>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4T16:49:28.628000000</dc:date>
    <meta:generator>LibreOffice/7.5.4.2$Windows_X86_64 LibreOffice_project/36ccfdc35048b057fd9854c757a8b67ec53977b6</meta:generator>
    <meta:editing-duration>PT15M51S</meta:editing-duration>
    <meta:editing-cycles>3</meta:editing-cycles>
    <meta:document-statistic meta:table-count="0" meta:image-count="0" meta:object-count="0" meta:page-count="2" meta:paragraph-count="14" meta:word-count="430" meta:character-count="2661" meta:non-whitespace-character-count="2237"/>
  </office:meta>
</office:document-meta>
</file>